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8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2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4" style:family="paragraph" style:parent-style-name="Heading_20_2">
      <style:text-properties style:font-name="DejaVu Sans" fo:font-size="10pt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0" style:family="text">
      <style:text-properties officeooo:rsid="000c7a5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1381e8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officeooo:rsid="001381e8"/>
    </style:style>
    <style:style style:name="T15" style:family="text">
      <style:text-properties style:font-name="DejaVu Sans Mono" officeooo:rsid="00157df8"/>
    </style:style>
    <style:style style:name="T16" style:family="text">
      <style:text-properties style:font-name="DejaVu Sans Mono" style:font-weight-asian="normal" style:font-weight-complex="normal"/>
    </style:style>
    <style:style style:name="T17" style:family="text">
      <style:text-properties style:font-name="DejaVu Sans Mono" officeooo:rsid="002113d4" style:font-weight-asian="normal" style:font-weight-complex="normal"/>
    </style:style>
    <style:style style:name="T18" style:family="text">
      <style:text-properties officeooo:rsid="00157df8"/>
    </style:style>
    <style:style style:name="T19" style:family="text">
      <style:text-properties officeooo:rsid="001b0c4d"/>
    </style:style>
    <style:style style:name="T20" style:family="text">
      <style:text-properties officeooo:rsid="001bfa83"/>
    </style:style>
    <style:style style:name="T21" style:family="text">
      <style:text-properties officeooo:rsid="001d9be8"/>
    </style:style>
    <style:style style:name="T22" style:family="text">
      <style:text-properties officeooo:rsid="001f9123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113d4" style:font-weight-asian="normal" style:font-weight-complex="normal"/>
    </style:style>
    <style:style style:name="T25" style:family="text">
      <style:text-properties officeooo:rsid="00224597" style:font-weight-asian="normal" style:font-weight-complex="normal"/>
    </style:style>
    <style:style style:name="T26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27" style:family="text">
      <style:text-properties style:font-style-asian="normal" style:font-style-complex="normal"/>
    </style:style>
    <style:style style:name="T28" style:family="text">
      <style:text-properties officeooo:rsid="00264836"/>
    </style:style>
    <style:style style:name="T29" style:family="text">
      <style:text-properties officeooo:rsid="0027dd28"/>
    </style:style>
    <style:style style:name="T30" style:family="text">
      <style:text-properties officeooo:rsid="0029bcb0"/>
    </style:style>
    <style:style style:name="T31" style:family="text">
      <style:text-properties style:font-name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lyCheck TODOs</text:p>
      <text:list xml:id="list4197518292273329681" text:style-name="LS1">
        <text:list-item>
          <text:p text:style-name="P9">If no errors hide *Flycheck errors* <text:span text:style-name="T22">buffer</text:span></text:p>
        </text:list-item>
        <text:list-item>
          <text:p text:style-name="P10"><text:span text:style-name="T21">S</text:span>ave should restart <text:span text:style-name="T19">current compilation </text:span>(<text:span text:style-name="T20">potentially </text:span>kill<text:span text:style-name="T20">ing</text:span> existing).</text:p>
        </text:list-item>
        <text:list-item>
          <text:p text:style-name="P11">If number of errors change buffer should resized using the same logic as before.</text:p>
        </text:list-item>
        <text:list-item>
          <text:p text:style-name="P11">Clicking on the Flycheck button on the bottom menu should display errors buffers</text:p>
        </text:list-item>
      </text:list>
      <text:p text:style-name="P24">Genera<text:span text:style-name="T10">l</text:span> TODOS</text:p>
      <text:list xml:id="list132639588936932" text:continue-numbering="true" text:style-name="LS1">
        <text:list-item>
          <text:p text:style-name="P12">Add check<text:span text:style-name="T30">s</text:span> for unused returns in strictly pure functional calls in dmd <text:span text:style-name="T30">(either by default or when warnings are activated)</text:span>. Is there a property to check for this in dmd.?</text:p>
        </text:list-item>
        <text:list-item>
          <text:p text:style-name="P6"><text:span text:style-name="T31">Units: </text:span><text:line-break/><text:span text:style-name="T29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28">https://github.com/klickverbot/phobos/blob/units/std/units.d</text:span></text:a><text:span text:style-name="T28"><text:line-break/>http://forum.dlang.org/thread/ifo2m5$19ru$1@digitalmars.com</text:span></text:p>
        </text:list-item>
        <text:list-item>
          <text:p text:style-name="P7">Implement “<text:span text:style-name="T27">get context at point in file”</text:span> in DMD similar to what libclang does.</text:p>
        </text:list-item>
        <text:list-item>
          <text:p text:style-name="P8"><text:span text:style-name="T12">A</text:span>dd function qualifier attribute <text:span text:style-name="T16">@portable</text:span><text:span text:style-name="T17"> </text:span><text:span text:style-name="T24">ensuring that fundamental </text:span><text:span text:style-name="T26">behaviour </text:span><text:span text:style-name="T24">will be portable across different target platforms. For example function doesn't use</text:span></text:p>
        </text:list-item>
        <text:list-item>
          <text:p text:style-name="P21">range and pointer casts from bytes to shorts etc.</text:p>
        </text:list-item>
        <text:list-item>
          <text:p text:style-name="P22"><text:span text:style-name="T24">u</text:span><text:span text:style-name="T23">nions </text:span><text:span text:style-name="T25">with</text:span></text:p>
        </text:list-item>
        <text:list-item>
          <text:p text:style-name="P5"><text:span text:style-name="T14">std.algorithm.</text:span><text:span text:style-name="T13">reduce</text:span> should guess its unit argument based on fun <text:span text:style-name="T18">and </text:span><text:span text:style-name="T15">CommonType</text:span><text:span text:style-name="T18"> of input arguments according</text:span>:</text:p>
        </text:list-item>
        <text:list-item>
          <text:p text:style-name="P23">+, -: 0</text:p>
        </text:list-item>
        <text:list-item>
          <text:p text:style-name="P23">*: 1</text:p>
        </text:list-item>
        <text:list-item>
          <text:p text:style-name="P13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4">Stack-trace for failed unittests or debuggable</text:p>
        </text:list-item>
        <text:list-item>
          <text:p text:style-name="P16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2455560160064137702" text:style-name="LS2">
        <text:list-item>
          <text:p text:style-name="P17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17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17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17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15">Improve compiler context feedback for incorrect code in mixins</text:p>
        </text:list-item>
        <text:list-item>
          <text:p text:style-name="P20"><text:span text:style-name="T5">Make "Foreach Restrictions" at </text:span><text:a xlink:type="simple" xlink:href="http://dlang.org/statement.html"><text:span text:style-name="T11">http</text:span></text:a><text:a xlink:type="simple" xlink:href="http://dlang.org/statement.html"><text:span text:style-name="T11">://</text:span></text:a><text:a xlink:type="simple" xlink:href="http://dlang.org/statement.html"><text:span text:style-name="T11">dlang</text:span></text:a><text:a xlink:type="simple" xlink:href="http://dlang.org/statement.html"><text:span text:style-name="T11">.</text:span></text:a><text:a xlink:type="simple" xlink:href="http://dlang.org/statement.html"><text:span text:style-name="T11">org</text:span></text:a><text:a xlink:type="simple" xlink:href="http://dlang.org/statement.html"><text:span text:style-name="T11">/</text:span></text:a><text:a xlink:type="simple" xlink:href="http://dlang.org/statement.html"><text:span text:style-name="T11">statement</text:span></text:a><text:a xlink:type="simple" xlink:href="http://dlang.org/statement.html"><text:span text:style-name="T11">.</text:span></text:a><text:a xlink:type="simple" xlink:href="http://dlang.org/statement.html"><text:span text:style-name="T11">html</text:span></text:a><text:span text:style-name="T5"> error in compiler </text:span></text:p>
        </text:list-item>
        <text:list-item>
          <text:p text:style-name="P17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17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</text:span><text:soft-page-break/><text:span text:style-name="T2"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15">When Comparing Constants String-literals warn about duplicates</text:p>
          <text:list>
            <text:list-item>
              <text:p text:style-name="P15">if-else-if conditions and</text:p>
            </text:list-item>
            <text:list-item>
              <text:p text:style-name="P15">switch cases</text:p>
            </text:list-item>
          </text:list>
        </text:list-item>
        <text:list-item>
          <text:p text:style-name="P17">Error About <text:span text:style-name="T6">Duplicate Conditions</text:span> if-else-if-chains or switchs. May require CTFE.</text:p>
        </text:list-item>
        <text:list-item>
          <text:p text:style-name="P17">Builtin Memoization of Code Generation and Evaluation of Unit Tests and Perhaps Also pure functions (<text:span text:style-name="T6">Killer App!</text:span>)</text:p>
        </text:list-item>
        <text:list-item>
          <text:p text:style-name="P17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8">ptrdiff_t d =</text:span><text:span text:style-name="T7"> </text:span><text:span text:style-name="T8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17"><text:span text:style-name="T6">Persistent CTFE Memoization</text:span>: Requires Compiler + Source Code Hashing</text:p>
          <text:list>
            <text:list-item>
              <text:p text:style-name="P17">Compiler Caching</text:p>
            </text:list-item>
            <text:list-item>
              <text:p text:style-name="P17">Could be shared of Network</text:p>
            </text:list-item>
            <text:list-item>
              <text:p text:style-name="P17">Write them on disk so user can see result of CTFE</text:p>
            </text:list-item>
            <text:list-item>
              <text:p text:style-name="P17">Extend <text:span text:style-name="T9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3771828752920330284" text:style-name="LS3">
        <text:list-item>
          <text:p text:style-name="P18">Highlight <text:span text:style-name="T6">DDoc</text:span> Comment Tags and Sections in Emacs for example</text:p>
          <text:list>
            <text:list-item>
              <text:p text:style-name="P18">$(D alpha)</text:p>
            </text:list-item>
            <text:list-item>
              <text:p text:style-name="P18">Returns: </text:p>
            </text:list-item>
          </text:list>
        </text:list-item>
        <text:list-item>
          <text:p text:style-name="P18">And Overloads for single character operations on text markings</text:p>
          <text:list>
            <text:list-item>
              <text:p text:style-name="P18">b: Bold</text:p>
            </text:list-item>
            <text:list-item>
              <text:p text:style-name="P18">i: Italic</text:p>
            </text:list-item>
            <text:list-item>
              <text:p text:style-name="P18">p: Parameter</text:p>
            </text:list-item>
            <text:list-item>
              <text:p text:style-name="P18">etc</text:p>
            </text:list-item>
          </text:list>
        </text:list-item>
        <text:list-item>
          <text:p text:style-name="P18"><text:span text:style-name="T9">assert</text:span> and <text:span text:style-name="T9">enforce</text:span> should either capture arguments and their values (say a and b) of expressions (say a == b) and print their string values along with their values as C++ does with expression templates. Maybe we could use lazy here.</text:p>
        </text:list-item>
        <text:list-item>
          <text:p text:style-name="P18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18">IDEs such as Eclipse DDT should understand how mixins are expanded and make these <text:span text:style-name="T6">expandable</text:span> in the editor</text:p>
        </text:list-item>
        <text:list-item>
          <text:p text:style-name="P18">Warn about unused returns in pure function calls</text:p>
        </text:list-item>
        <text:list-item>
          <text:p text:style-name="P18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8233198567406385617" text:style-name="LS4">
        <text:list-item>
          <text:p text:style-name="P19">Compiler should</text:p>
          <text:list>
            <text:list-item>
              <text:p text:style-name="P19">Warn about unused imports like Ada for example. This should be easy to fix.</text:p>
            </text:list-item>
            <text:list-item>
              <text:p text:style-name="P19">Explain why template instantiations with concept requirements doesn’t fullfil their needs:</text:p>
              <text:list>
                <text:list-item>
                  <text:p text:style-name="P19">For example for <text:span text:style-name="T9">opIndex</text:span> and length needs to be implemented for functions that operate <text:span text:style-name="T9">RandomAccessRanges</text:span> for example retro.</text:p>
                </text:list-item>
                <text:list-item>
                  <text:p text:style-name="P19"><text:soft-page-break/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34</meta:editing-cycles>
    <dc:date>2014-02-27T13:26:38.980706930</dc:date>
    <meta:editing-duration>PT4H13M13S</meta:editing-duration>
    <meta:document-statistic meta:table-count="1" meta:image-count="0" meta:object-count="0" meta:page-count="3" meta:paragraph-count="63" meta:word-count="734" meta:character-count="4906" meta:non-whitespace-character-count="4272"/>
  </office:meta>
</office:document-meta>
</file>